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6cm"/>
    </style:style>
    <style:style style:name="co2" style:family="table-column">
      <style:table-column-properties fo:break-before="auto" style:column-width="2.182cm"/>
    </style:style>
    <style:style style:name="co3" style:family="table-column">
      <style:table-column-properties fo:break-before="auto" style:column-width="1.819cm"/>
    </style:style>
    <style:style style:name="co4" style:family="table-column">
      <style:table-column-properties fo:break-before="auto" style:column-width="3.747cm"/>
    </style:style>
    <style:style style:name="co5" style:family="table-column">
      <style:table-column-properties fo:break-before="auto" style:column-width="2.267cm"/>
    </style:style>
    <style:style style:name="co6" style:family="table-column">
      <style:table-column-properties fo:break-before="auto" style:column-width="15cm"/>
    </style:style>
    <style:style style:name="co7" style:family="table-column">
      <style:table-column-properties fo:break-before="auto" style:column-width="1.36cm"/>
    </style:style>
    <style:style style:name="co8" style:family="table-column">
      <style:table-column-properties fo:break-before="auto" style:column-width="2.833cm"/>
    </style:style>
    <style:style style:name="co9" style:family="table-column">
      <style:table-column-properties fo:break-before="auto" style:column-width="2.699cm"/>
    </style:style>
    <style:style style:name="co10" style:family="table-column">
      <style:table-column-properties fo:break-before="auto" style:column-width="2.565cm"/>
    </style:style>
    <style:style style:name="co11" style:family="table-column">
      <style:table-column-properties fo:break-before="auto" style:column-width="3.078cm"/>
    </style:style>
    <style:style style:name="co12" style:family="table-column">
      <style:table-column-properties fo:break-before="auto" style:column-width="3.459cm"/>
    </style:style>
    <style:style style:name="co13" style:family="table-column">
      <style:table-column-properties fo:break-before="auto" style:column-width="4.039cm"/>
    </style:style>
    <style:style style:name="co14" style:family="table-column">
      <style:table-column-properties fo:break-before="auto" style:column-width="3.637cm"/>
    </style:style>
    <style:style style:name="co15" style:family="table-column">
      <style:table-column-properties fo:break-before="auto" style:column-width="2.074cm"/>
    </style:style>
    <style:style style:name="co16" style:family="table-column">
      <style:table-column-properties fo:break-before="auto" style:column-width="2.096cm"/>
    </style:style>
    <style:style style:name="ro1" style:family="table-row">
      <style:table-row-properties style:row-height="3.515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15cm" fo:break-before="auto" style:use-optimal-row-height="false"/>
    </style:style>
    <style:style style:name="ro4" style:family="table-row">
      <style:table-row-properties style:row-height="1.004cm" fo:break-before="auto" style:use-optimal-row-height="true"/>
    </style:style>
    <style:style style:name="ro5" style:family="table-row">
      <style:table-row-properties style:row-height="0.409cm" fo:break-before="auto" style:use-optimal-row-height="tru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style:style style:name="ce1" style:family="table-cell" style:parent-style-name="Default">
      <style:table-cell-properties fo:wrap-option="wrap" fo:border="none" fo:padding="0.085cm"/>
      <style:text-properties fo:font-weight="bold" style:font-weight-asian="bold" style:font-weight-complex="bold" fo:hyphenate="true"/>
    </style:style>
    <style:style style:name="ce2" style:family="table-cell" style:parent-style-name="Default">
      <style:table-cell-properties fo:border-bottom="0.018cm solid #000000" fo:border-left="none" fo:padding="0.085cm" fo:border-right="0.018cm solid #000000" fo:border-top="none"/>
      <style:text-properties fo:font-weight="bold" style:font-weight-asian="bold" style:font-weight-complex="bold"/>
    </style:style>
    <style:style style:name="ce3" style:family="table-cell" style:parent-style-name="Default">
      <style:table-cell-properties fo:border-bottom="0.018cm solid #000000" fo:border-left="none" fo:padding="0.085cm" fo:border-right="0.018cm solid #000000" fo:border-top="0.018cm solid #000000"/>
      <style:text-properties fo:font-weight="bold" style:font-weight-asian="bold" style:font-weight-complex="bold"/>
    </style:style>
    <style:style style:name="ce4" style:family="table-cell" style:parent-style-name="Default">
      <style:table-cell-properties fo:border-bottom="0.018cm solid #000000"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data-style-name="N8117">
      <style:table-cell-properties fo:border="0.002cm solid #000000" fo:padding="0.085cm"/>
      <style:text-properties fo:font-weight="normal" style:font-weight-asian="normal" style:font-weight-complex="normal"/>
    </style:style>
    <style:style style:name="ce8" style:family="table-cell" style:parent-style-name="Default" style:data-style-name="N8117">
      <style:table-cell-properties fo:border-bottom="0.018cm solid #000000" style:text-align-source="fix" style:repeat-content="false" fo:border-left="0.018cm solid #000000" fo:padding="0.085cm" fo:border-right="0.01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8117">
      <style:table-cell-properties fo:border="0.018cm solid #000000" fo:padding="0.085cm"/>
      <style:text-properties fo:font-weight="normal" style:font-weight-asian="normal" style:font-weight-complex="normal"/>
    </style:style>
    <style:style style:name="ce10" style:family="table-cell" style:parent-style-name="Default" style:data-style-name="N8117">
      <style:text-properties fo:font-weight="normal" style:font-weight-asian="normal" style:font-weight-complex="normal"/>
    </style:style>
    <style:style style:name="ce11" style:family="table-cell" style:parent-style-name="Default" style:data-style-name="N8117">
      <style:table-cell-properties fo:border-bottom="0.018cm solid #000000" style:text-align-source="fix" style:repeat-content="false" fo:border-left="0.018cm solid #000000" fo:padding="0.085cm"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12" style:family="table-cell" style:parent-style-name="Default" style:data-style-name="N8117">
      <style:table-cell-properties fo:border-bottom="0.018cm solid #000000" fo:border-left="0.018cm solid #000000" fo:padding="0.085cm" fo:border-right="none" fo:border-top="0.018cm solid #000000"/>
      <style:text-properties fo:font-weight="normal" style:font-weight-asian="normal" style:font-weight-complex="normal"/>
    </style:style>
    <style:style style:name="ce13" style:family="table-cell" style:parent-style-name="Default" style:data-style-name="N8001"/>
    <style:style style:name="ce14" style:family="table-cell" style:parent-style-name="Default" style:data-style-name="N8001">
      <style:text-properties fo:font-style="italic" fo:font-weight="normal" style:font-style-asian="italic" style:font-weight-asian="normal" style:font-style-complex="italic" style:font-weight-complex="normal"/>
    </style:style>
    <style:style style:name="ce15" style:family="table-cell" style:parent-style-name="Default" style:data-style-name="N8116"/>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Default">
      <style:table-cell-properties fo:wrap-option="wrap" fo:border="none" fo:padding="0.085cm"/>
      <style:text-properties fo:font-weight="normal" style:font-weight-asian="normal" style:font-weight-complex="normal" fo:hyphenate="true"/>
    </style:style>
    <style:style style:name="ce19" style:family="table-cell" style:parent-style-name="Default" style:data-style-name="N8117">
      <style:table-cell-properties fo:border-bottom="none" fo:border-left="0.018cm solid #000000" fo:padding="0.085cm" fo:border-right="0.018cm solid #000000" fo:border-top="0.018cm solid #000000"/>
      <style:text-properties fo:font-weight="normal" style:font-weight-asian="normal" style:font-weight-complex="normal"/>
    </style:style>
    <style:style style:name="ce20" style:family="table-cell" style:parent-style-name="Default" style:data-style-name="N8117">
      <style:table-cell-properties fo:border-bottom="none" fo:border-left="0.018cm solid #000000" fo:padding="0.085cm" fo:border-right="none" fo:border-top="0.018cm solid #000000"/>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name-asian="Arial Unicode MS" style:font-weight-asian="bold" style:font-name-complex="Arial Unicode MS" style:font-weight-complex="bold"/>
    </style:style>
    <style:style style:name="T4"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Relative Results" table:style-name="ta1" table:print-ranges="'Relative Results'.A1:'Relative Results'.G11">
        <table:table-column table:style-name="co1" table:default-cell-style-name="ce6"/>
        <table:table-column table:style-name="co2" table:default-cell-style-name="ce10"/>
        <table:table-column table:style-name="co3" table:number-columns-repeated="2" table:default-cell-style-name="ce10"/>
        <table:table-column table:style-name="co2" table:default-cell-style-name="ce10"/>
        <table:table-column table:style-name="co3" table:number-columns-repeated="2" table:default-cell-style-name="ce10"/>
        <table:table-column table:style-name="co4" table:default-cell-style-name="ce13"/>
        <table:table-column table:style-name="co5" table:number-columns-repeated="2" table:default-cell-style-name="ce15"/>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9</text:span></text:p>
            <text:p><text:span text:style-name="T4"/></text:p>
            <text:p><text:span text:style-name="T4">The following table shows the relative running times as ratios for the tests for the different Platforms and output types.</text:span></text:p>
          </table:table-cell>
          <table:covered-table-cell table:number-columns-repeated="6" table:style-name="ce7"/>
          <table:table-cell office:value-type="string">
            <text:p>Raw Data.$A$1:$J$7</text:p>
          </table:table-cell>
          <table:table-cell table:style-name="Default" table:number-columns-repeated="2"/>
          <table:table-cell table:style-name="ce16" table:number-columns-repeated="1013"/>
          <table:table-cell table:style-name="ce17"/>
        </table:table-row>
        <table:table-row table:style-name="ro2">
          <table:table-cell table:style-name="ce2" table:formula="of:=INDEX(INDIRECT([.$H$1]);COLUMN();ROW()-1)" office:value-type="string" office:string-value="Output">
            <text:p>Output</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Native">
            <text:p>Native</text:p>
          </table:table-cell>
          <table:table-cell table:style-name="ce8" table:formula="of:=INDEX(INDIRECT([.$H$1]);COLUMN();ROW()-1)" office:value-type="string" office:string-value="Native">
            <text:p>Native</text:p>
          </table:table-cell>
          <table:table-cell table:style-name="ce11" table:formula="of:=INDEX(INDIRECT([.$H$1]);COLUMN();ROW()-1)" office:value-type="string" office:string-value="Native">
            <text:p>Native</text:p>
          </table:table-cell>
          <table:table-cell office:value-type="string">
            <text:p>Raw Data.$D$2:$H$7</text:p>
          </table:table-cell>
          <table:table-cell table:style-name="Default" table:number-columns-repeated="2"/>
          <table:table-cell table:style-name="ce16" table:number-columns-repeated="1013"/>
          <table:table-cell table:style-name="ce17"/>
        </table:table-row>
        <table:table-row table:style-name="ro2">
          <table:table-cell table:style-name="ce3" table:formula="of:=INDEX(INDIRECT([.$H$1]);COLUMN();ROW()-1)" office:value-type="string" office:string-value="Python Platform">
            <text:p>Python Platform</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12"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9" table:formula="of:=INDEX(INDIRECT([.$H$1]);COLUMN();ROW()-1)" office:value-type="string" office:string-value="2.7.6">
            <text:p>2.7.6</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12"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9" table:formula="of:= INDEX(INDIRECT([.$H$1]);COLUMN();ROW()-1) /MAX(INDEX(INDIRECT([.$H$2]);COLUMN()-1))" office:value-type="float" office:value="0.505907563436922">
            <text:p>0.5</text:p>
          </table:table-cell>
          <table:table-cell table:style-name="ce9" table:formula="of:= INDEX(INDIRECT([.$H$1]);COLUMN();ROW()-1) /MAX(INDEX(INDIRECT([.$H$2]);COLUMN()-1))" office:value-type="float" office:value="0.42534898794846">
            <text:p>0.4</text:p>
          </table:table-cell>
          <table:table-cell table:style-name="ce9" table:formula="of:= INDEX(INDIRECT([.$H$1]);COLUMN();ROW()-1) /MAX(INDEX(INDIRECT([.$H$2]);COLUMN()-1))" office:value-type="float" office:value="0.523213142558321">
            <text:p>0.5</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673148589844625">
            <text:p>0.7</text:p>
          </table:table-cell>
          <table:table-cell table:style-name="ce9" table:formula="of:= INDEX(INDIRECT([.$H$1]);COLUMN();ROW()-1) /MAX(INDEX(INDIRECT([.$H$2]);COLUMN()-1))" office:value-type="float" office:value="0.947219829744534">
            <text:p>0.9</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etree">
            <text:p>xml.etree</text:p>
          </table:table-cell>
          <table:table-cell table:style-name="ce9" table:formula="of:= INDEX(INDIRECT([.$H$1]);COLUMN();ROW()-1) /MAX(INDEX(INDIRECT([.$H$2]);COLUMN()-1))" office:value-type="float" office:value="0.329951867530936">
            <text:p>0.3</text:p>
          </table:table-cell>
          <table:table-cell table:style-name="ce9" table:formula="of:= INDEX(INDIRECT([.$H$1]);COLUMN();ROW()-1) /MAX(INDEX(INDIRECT([.$H$2]);COLUMN()-1))" office:value-type="float" office:value="0.2490218743396">
            <text:p>0.2</text:p>
          </table:table-cell>
          <table:table-cell table:style-name="ce9" table:formula="of:= INDEX(INDIRECT([.$H$1]);COLUMN();ROW()-1) /MAX(INDEX(INDIRECT([.$H$2]);COLUMN()-1))" office:value-type="float" office:value="0.214304117730341">
            <text:p>0.2</text:p>
          </table:table-cell>
          <table:table-cell table:style-name="ce9" table:formula="of:= INDEX(INDIRECT([.$H$1]);COLUMN();ROW()-1) /MAX(INDEX(INDIRECT([.$H$2]);COLUMN()-1))" office:value-type="float" office:value="0.0423343627166467">
            <text:p>0.0</text:p>
          </table:table-cell>
          <table:table-cell table:style-name="ce9" table:formula="of:= INDEX(INDIRECT([.$H$1]);COLUMN();ROW()-1) /MAX(INDEX(INDIRECT([.$H$2]);COLUMN()-1))" office:value-type="float" office:value="0.0440126734112294">
            <text:p>0.0</text:p>
          </table:table-cell>
          <table:table-cell table:style-name="ce9" table:formula="of:= INDEX(INDIRECT([.$H$1]);COLUMN();ROW()-1) /MAX(INDEX(INDIRECT([.$H$2]);COLUMN()-1))" office:value-type="float" office:value="0.0620710451004635">
            <text:p>0.1</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dom.minidom">
            <text:p>xml.dom.minidom</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837588128802556">
            <text:p>0.8</text:p>
          </table:table-cell>
          <table:table-cell table:style-name="ce9" table:formula="of:= INDEX(INDIRECT([.$H$1]);COLUMN();ROW()-1) /MAX(INDEX(INDIRECT([.$H$2]);COLUMN()-1))" office:value-type="float" office:value="0.858442578930625">
            <text:p>0.9</text:p>
          </table:table-cell>
          <table:table-cell table:style-name="ce9" table:formula="of:= INDEX(INDIRECT([.$H$1]);COLUMN();ROW()-1) /MAX(INDEX(INDIRECT([.$H$2]);COLUMN()-1))" office:value-type="float" office:value="0.397251334777744">
            <text:p>0.4</text:p>
          </table:table-cell>
          <table:table-cell table:style-name="ce9" table:formula="of:= INDEX(INDIRECT([.$H$1]);COLUMN();ROW()-1) /MAX(INDEX(INDIRECT([.$H$2]);COLUMN()-1))" office:value-type="float" office:value="0.674110791813902">
            <text:p>0.7</text:p>
          </table:table-cell>
          <table:table-cell table:style-name="ce9" table:formula="of:= INDEX(INDIRECT([.$H$1]);COLUMN();ROW()-1) /MAX(INDEX(INDIRECT([.$H$2]);COLUMN()-1))" office:value-type="float" office:value="0.647308385445371">
            <text:p>0.6</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9" table:formula="of:= INDEX(INDIRECT([.$H$1]);COLUMN();ROW()-1) /MAX(INDEX(INDIRECT([.$H$2]);COLUMN()-1))" office:value-type="float" office:value="0.657717180168783">
            <text:p>0.7</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0.763545254632417">
            <text:p>0.8</text:p>
          </table:table-cell>
          <table:table-cell table:style-name="ce9" table:formula="of:= INDEX(INDIRECT([.$H$1]);COLUMN();ROW()-1) /MAX(INDEX(INDIRECT([.$H$2]);COLUMN()-1))" office:value-type="float" office:value="1">
            <text:p>1.0</text:p>
          </table:table-cell>
          <table:table-cell table:style-name="ce9" table:formula="of:= INDEX(INDIRECT([.$H$1]);COLUMN();ROW()-1) /MAX(INDEX(INDIRECT([.$H$2]);COLUMN()-1))" office:value-type="float" office:value="1">
            <text:p>1.0</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etree_output">
            <text:p>ecoxipy.etree_output</text:p>
          </table:table-cell>
          <table:table-cell table:style-name="ce9" table:formula="of:= INDEX(INDIRECT([.$H$1]);COLUMN();ROW()-1) /MAX(INDEX(INDIRECT([.$H$2]);COLUMN()-1))" office:value-type="float" office:value="0.290886426832471">
            <text:p>0.3</text:p>
          </table:table-cell>
          <table:table-cell table:style-name="ce9" table:formula="of:= INDEX(INDIRECT([.$H$1]);COLUMN();ROW()-1) /MAX(INDEX(INDIRECT([.$H$2]);COLUMN()-1))" office:value-type="float" office:value="0.511567379659676">
            <text:p>0.5</text:p>
          </table:table-cell>
          <table:table-cell table:style-name="ce9" table:formula="of:= INDEX(INDIRECT([.$H$1]);COLUMN();ROW()-1) /MAX(INDEX(INDIRECT([.$H$2]);COLUMN()-1))" office:value-type="float" office:value="0.467564219594291">
            <text:p>0.5</text:p>
          </table:table-cell>
          <table:table-cell table:style-name="ce9" table:formula="of:= INDEX(INDIRECT([.$H$1]);COLUMN();ROW()-1) /MAX(INDEX(INDIRECT([.$H$2]);COLUMN()-1))" office:value-type="float" office:value="0.281581460575554">
            <text:p>0.3</text:p>
          </table:table-cell>
          <table:table-cell table:style-name="ce9" table:formula="of:= INDEX(INDIRECT([.$H$1]);COLUMN();ROW()-1) /MAX(INDEX(INDIRECT([.$H$2]);COLUMN()-1))" office:value-type="float" office:value="0.484393079263933">
            <text:p>0.5</text:p>
          </table:table-cell>
          <table:table-cell table:style-name="ce9" table:formula="of:= INDEX(INDIRECT([.$H$1]);COLUMN();ROW()-1) /MAX(INDEX(INDIRECT([.$H$2]);COLUMN()-1))" office:value-type="float" office:value="0.572655460058895">
            <text:p>0.6</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pyxom.output">
            <text:p>ecoxipy.pyxom.output</text:p>
          </table:table-cell>
          <table:table-cell table:style-name="ce9" table:formula="of:= INDEX(INDIRECT([.$H$1]);COLUMN();ROW()-1) /MAX(INDEX(INDIRECT([.$H$2]);COLUMN()-1))" office:value-type="float" office:value="0.586870912909334">
            <text:p>0.6</text:p>
          </table:table-cell>
          <table:table-cell table:style-name="ce9" table:formula="of:= INDEX(INDIRECT([.$H$1]);COLUMN();ROW()-1) /MAX(INDEX(INDIRECT([.$H$2]);COLUMN()-1))" office:value-type="float" office:value="0.776838493936055">
            <text:p>0.8</text:p>
          </table:table-cell>
          <table:table-cell table:style-name="ce9" table:formula="of:= INDEX(INDIRECT([.$H$1]);COLUMN();ROW()-1) /MAX(INDEX(INDIRECT([.$H$2]);COLUMN()-1))" office:value-type="float" office:value="0.725457210625839">
            <text:p>0.7</text:p>
          </table:table-cell>
          <table:table-cell table:style-name="ce9" table:formula="of:= INDEX(INDIRECT([.$H$1]);COLUMN();ROW()-1) /MAX(INDEX(INDIRECT([.$H$2]);COLUMN()-1))" office:value-type="float" office:value="0.402992252029329">
            <text:p>0.4</text:p>
          </table:table-cell>
          <table:table-cell table:style-name="ce9" table:formula="of:= INDEX(INDIRECT([.$H$1]);COLUMN();ROW()-1) /MAX(INDEX(INDIRECT([.$H$2]);COLUMN()-1))" office:value-type="float" office:value="0.654744665632703">
            <text:p>0.7</text:p>
          </table:table-cell>
          <table:table-cell table:style-name="ce9" table:formula="of:= INDEX(INDIRECT([.$H$1]);COLUMN();ROW()-1) /MAX(INDEX(INDIRECT([.$H$2]);COLUMN()-1))" office:value-type="float" office:value="0.769820978789295">
            <text:p>0.8</text:p>
          </table:table-cell>
          <table:table-cell table:style-name="ce14" table:number-columns-repeated="1017"/>
        </table:table-row>
        <table:table-row table:style-name="ro2">
          <table:table-cell table:style-name="ce5" table:formula="of:=INDEX(INDIRECT([.$H$1]);COLUMN();ROW()-1)" office:value-type="string" office:string-value="ecoxipy.string_output">
            <text:p>ecoxipy.string_output</text:p>
          </table:table-cell>
          <table:table-cell table:style-name="ce9" table:formula="of:= INDEX(INDIRECT([.$H$1]);COLUMN();ROW()-1) /MAX(INDEX(INDIRECT([.$H$2]);COLUMN()-1))" office:value-type="float" office:value="0.338462363654699">
            <text:p>0.3</text:p>
          </table:table-cell>
          <table:table-cell table:style-name="ce9" table:formula="of:= INDEX(INDIRECT([.$H$1]);COLUMN();ROW()-1) /MAX(INDEX(INDIRECT([.$H$2]);COLUMN()-1))" office:value-type="float" office:value="0.450214907015284">
            <text:p>0.5</text:p>
          </table:table-cell>
          <table:table-cell table:style-name="ce9" table:formula="of:= INDEX(INDIRECT([.$H$1]);COLUMN();ROW()-1) /MAX(INDEX(INDIRECT([.$H$2]);COLUMN()-1))" office:value-type="float" office:value="0.40444121512652">
            <text:p>0.4</text:p>
          </table:table-cell>
          <table:table-cell table:style-name="ce9" table:formula="of:= INDEX(INDIRECT([.$H$1]);COLUMN();ROW()-1) /MAX(INDEX(INDIRECT([.$H$2]);COLUMN()-1))" office:value-type="float" office:value="0.651806349883836">
            <text:p>0.7</text:p>
          </table:table-cell>
          <table:table-cell table:style-name="ce9" table:formula="of:= INDEX(INDIRECT([.$H$1]);COLUMN();ROW()-1) /MAX(INDEX(INDIRECT([.$H$2]);COLUMN()-1))" office:value-type="float" office:value="0.735894237288372">
            <text:p>0.7</text:p>
          </table:table-cell>
          <table:table-cell table:style-name="ce9" table:formula="of:= INDEX(INDIRECT([.$H$1]);COLUMN();ROW()-1) /MAX(INDEX(INDIRECT([.$H$2]);COLUMN()-1))" office:value-type="float" office:value="0.74312045856076">
            <text:p>0.7</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Relative Graph" table:style-name="ta1" table:print-ranges="'Relative Graph'.A1:'Relative Graph'.A1">
        <table:table-column table:style-name="co6" table:number-columns-repeated="2" table:default-cell-style-name="Default"/>
        <table:table-row table:style-name="ro3">
          <table:table-cell>
            <draw:frame table:end-cell-address="'Relative Graph'.B2" table:end-x="0.056cm" table:end-y="0.056cm" draw:z-index="0" draw:style-name="gr1" draw:text-style-name="P1" svg:width="15cm" svg:height="15cm" svg:x="0cm" svg:y="0cm">
              <draw:object draw:notify-on-update-of-ranges="'Relative Results'.A2:'Relative Results'.A4 'Relative Results'.B2:'Relative Results'.G4 'Relative Results'.A5:'Relative Results'.A5 'Relative Results'.B5:'Relative Results'.G5 'Relative Results'.A6:'Relative Results'.A6 'Relative Results'.B6:'Relative Results'.G6 'Relative Results'.A7:'Relative Results'.A7 'Relative Results'.B7:'Relative Results'.G7 'Relative Results'.A8:'Relative Results'.A8 'Relative Results'.B8:'Relative Results'.G8 'Relative Results'.A9:'Relative Results'.A9 'Relative Results'.B9:'Relative Results'.G9 'Relative Results'.A10:'Relative Results'.A10 'Relative Results'.B10:'Relative Results'.G10 'Relative Results'.A11:'Relative Results'.A11 'Relative Results'.B11:'Relative Results'.G11" xlink:href="./Object 2" xlink:type="simple" xlink:show="embed" xlink:actuate="onLoad">
                <text:p/>
              </draw:object>
              <draw:image xlink:href="./ObjectReplacements/Object 2" xlink:type="simple" xlink:show="embed" xlink:actuate="onLoad"/>
            </draw:frame>
          </table:table-cell>
          <table:table-cell/>
        </table:table-row>
      </table:table>
      <table:table table:name="Absolute Results" table:style-name="ta1" table:print-ranges="'Absolute Results'.A1:'Absolute Results'.G11">
        <table:table-column table:style-name="co1" table:default-cell-style-name="ce6"/>
        <table:table-column table:style-name="co2" table:default-cell-style-name="ce10"/>
        <table:table-column table:style-name="co3" table:number-columns-repeated="2" table:default-cell-style-name="ce10"/>
        <table:table-column table:style-name="co2" table:default-cell-style-name="ce10"/>
        <table:table-column table:style-name="co3" table:number-columns-repeated="2" table:default-cell-style-name="ce10"/>
        <table:table-column table:style-name="co4" table:default-cell-style-name="ce13"/>
        <table:table-column table:style-name="co5" table:number-columns-repeated="2" table:default-cell-style-name="ce15"/>
        <table:table-column table:style-name="co5" table:number-columns-repeated="1014" table:default-cell-style-name="Default"/>
        <table:table-row table:style-name="ro4">
          <table:table-cell table:style-name="ce18" office:value-type="string" table:number-columns-spanned="7" table:number-rows-spanned="1">
            <text:p>The following table shows the running times in seconds for the tests for the different Platforms and output types.</text:p>
          </table:table-cell>
          <table:covered-table-cell table:number-columns-repeated="6" table:style-name="ce7"/>
          <table:table-cell office:value-type="string">
            <text:p>Raw Data.$A$1:$J$7</text:p>
          </table:table-cell>
          <table:table-cell table:style-name="Default" table:number-columns-repeated="2"/>
          <table:table-cell table:style-name="ce16" table:number-columns-repeated="1013"/>
          <table:table-cell table:style-name="ce17"/>
        </table:table-row>
        <table:table-row table:style-name="ro2">
          <table:table-cell table:style-name="ce2" table:formula="of:=INDEX(INDIRECT([.$H$1]);COLUMN();ROW()-1)" office:value-type="string" office:string-value="Output">
            <text:p>Output</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Bytes">
            <text:p>Bytes</text:p>
          </table:table-cell>
          <table:table-cell table:style-name="ce8" table:formula="of:=INDEX(INDIRECT([.$H$1]);COLUMN();ROW()-1)" office:value-type="string" office:string-value="Native">
            <text:p>Native</text:p>
          </table:table-cell>
          <table:table-cell table:style-name="ce8" table:formula="of:=INDEX(INDIRECT([.$H$1]);COLUMN();ROW()-1)" office:value-type="string" office:string-value="Native">
            <text:p>Native</text:p>
          </table:table-cell>
          <table:table-cell table:style-name="ce11" table:formula="of:=INDEX(INDIRECT([.$H$1]);COLUMN();ROW()-1)" office:value-type="string" office:string-value="Native">
            <text:p>Native</text:p>
          </table:table-cell>
          <table:table-cell/>
          <table:table-cell table:style-name="Default" table:number-columns-repeated="2"/>
          <table:table-cell table:style-name="ce16" table:number-columns-repeated="1013"/>
          <table:table-cell table:style-name="ce17"/>
        </table:table-row>
        <table:table-row table:style-name="ro2">
          <table:table-cell table:style-name="ce3" table:formula="of:=INDEX(INDIRECT([.$H$1]);COLUMN();ROW()-1)" office:value-type="string" office:string-value="Python Platform">
            <text:p>Python Platform</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CPython">
            <text:p>CPython</text:p>
          </table:table-cell>
          <table:table-cell table:style-name="ce9" table:formula="of:=INDEX(INDIRECT([.$H$1]);COLUMN();ROW()-1)" office:value-type="string" office:string-value="PyPy 2.1.0">
            <text:p>PyPy 2.1.0</text:p>
          </table:table-cell>
          <table:table-cell table:style-name="ce9" table:formula="of:=INDEX(INDIRECT([.$H$1]);COLUMN();ROW()-1)" office:value-type="string" office:string-value="CPython">
            <text:p>CPython</text:p>
          </table:table-cell>
          <table:table-cell table:style-name="ce12"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Python Version">
            <text:p>Python Version</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9" table:formula="of:=INDEX(INDIRECT([.$H$1]);COLUMN();ROW()-1)" office:value-type="string" office:string-value="2.7.6">
            <text:p>2.7.6</text:p>
          </table:table-cell>
          <table:table-cell table:style-name="ce9" table:formula="of:=INDEX(INDIRECT([.$H$1]);COLUMN();ROW()-1)" office:value-type="string" office:string-value="2.7.3">
            <text:p>2.7.3</text:p>
          </table:table-cell>
          <table:table-cell table:style-name="ce9" table:formula="of:=INDEX(INDIRECT([.$H$1]);COLUMN();ROW()-1)" office:value-type="string" office:string-value="3.3.3">
            <text:p>3.3.3</text:p>
          </table:table-cell>
          <table:table-cell table:style-name="ce12"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4" table:formula="of:=INDEX(INDIRECT([.$H$1]);COLUMN();ROW()-1)" office:value-type="string" office:string-value="xml.sax">
            <text:p>xml.sax</text:p>
          </table:table-cell>
          <table:table-cell table:style-name="ce9" table:formula="of:=INDEX(INDIRECT([.$H$1]);COLUMN();ROW()-1)" office:value-type="float" office:value="5.22386193275">
            <text:p>5.2</text:p>
          </table:table-cell>
          <table:table-cell table:style-name="ce9" table:formula="of:=INDEX(INDIRECT([.$H$1]);COLUMN();ROW()-1)" office:value-type="float" office:value="10.9372421129956">
            <text:p>10.9</text:p>
          </table:table-cell>
          <table:table-cell table:style-name="ce9" table:formula="of:=INDEX(INDIRECT([.$H$1]);COLUMN();ROW()-1)" office:value-type="float" office:value="15.244355917">
            <text:p>15.2</text:p>
          </table:table-cell>
          <table:table-cell table:style-name="ce9" table:formula="of:=INDEX(INDIRECT([.$H$1]);COLUMN();ROW()-1)" office:value-type="float" office:value="5.1190340519">
            <text:p>5.1</text:p>
          </table:table-cell>
          <table:table-cell table:style-name="ce9" table:formula="of:=INDEX(INDIRECT([.$H$1]);COLUMN();ROW()-1)" office:value-type="float" office:value="10.6691419540002">
            <text:p>10.7</text:p>
          </table:table-cell>
          <table:table-cell table:style-name="ce12" table:formula="of:=INDEX(INDIRECT([.$H$1]);COLUMN();ROW()-1)" office:value-type="float" office:value="14.9278550148">
            <text:p>14.9</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etree">
            <text:p>xml.etree</text:p>
          </table:table-cell>
          <table:table-cell table:style-name="ce9" table:formula="of:=INDEX(INDIRECT([.$H$1]);COLUMN();ROW()-1)" office:value-type="float" office:value="3.40699195862">
            <text:p>3.4</text:p>
          </table:table-cell>
          <table:table-cell table:style-name="ce9" table:formula="of:=INDEX(INDIRECT([.$H$1]);COLUMN();ROW()-1)" office:value-type="float" office:value="6.40324206299556">
            <text:p>6.4</text:p>
          </table:table-cell>
          <table:table-cell table:style-name="ce9" table:formula="of:=INDEX(INDIRECT([.$H$1]);COLUMN();ROW()-1)" office:value-type="float" office:value="6.24397206306">
            <text:p>6.2</text:p>
          </table:table-cell>
          <table:table-cell table:style-name="ce9" table:formula="of:=INDEX(INDIRECT([.$H$1]);COLUMN();ROW()-1)" office:value-type="float" office:value="0.216711044312">
            <text:p>0.2</text:p>
          </table:table-cell>
          <table:table-cell table:style-name="ce9" table:formula="of:=INDEX(INDIRECT([.$H$1]);COLUMN();ROW()-1)" office:value-type="float" office:value="0.697583665009006">
            <text:p>0.7</text:p>
          </table:table-cell>
          <table:table-cell table:style-name="ce12" table:formula="of:=INDEX(INDIRECT([.$H$1]);COLUMN();ROW()-1)" office:value-type="float" office:value="0.978218078613">
            <text:p>1.0</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xml.dom.minidom">
            <text:p>xml.dom.minidom</text:p>
          </table:table-cell>
          <table:table-cell table:style-name="ce9" table:formula="of:=INDEX(INDIRECT([.$H$1]);COLUMN();ROW()-1)" office:value-type="float" office:value="10.3257241249">
            <text:p>10.3</text:p>
          </table:table-cell>
          <table:table-cell table:style-name="ce9" table:formula="of:=INDEX(INDIRECT([.$H$1]);COLUMN();ROW()-1)" office:value-type="float" office:value="21.5373832199984">
            <text:p>21.5</text:p>
          </table:table-cell>
          <table:table-cell table:style-name="ce9" table:formula="of:=INDEX(INDIRECT([.$H$1]);COLUMN();ROW()-1)" office:value-type="float" office:value="25.0116121769">
            <text:p>25.0</text:p>
          </table:table-cell>
          <table:table-cell table:style-name="ce9" table:formula="of:=INDEX(INDIRECT([.$H$1]);COLUMN();ROW()-1)" office:value-type="float" office:value="2.03354310989">
            <text:p>2.0</text:p>
          </table:table-cell>
          <table:table-cell table:style-name="ce9" table:formula="of:=INDEX(INDIRECT([.$H$1]);COLUMN();ROW()-1)" office:value-type="float" office:value="10.684392479001">
            <text:p>10.7</text:p>
          </table:table-cell>
          <table:table-cell table:style-name="ce12" table:formula="of:=INDEX(INDIRECT([.$H$1]);COLUMN();ROW()-1)" office:value-type="float" office:value="10.2013549805">
            <text:p>10.2</text:p>
          </table:table-cell>
          <table:table-cell table:number-columns-repeated="3"/>
          <table:table-cell table:style-name="ce15" table:number-columns-repeated="1014"/>
        </table:table-row>
        <table:table-row table:style-name="ro2">
          <table:table-cell table:style-name="ce4" table:formula="of:=INDEX(INDIRECT([.$H$1]);COLUMN();ROW()-1)" office:value-type="string" office:string-value="ecoxipy.dom_output">
            <text:p>ecoxipy.dom_output</text:p>
          </table:table-cell>
          <table:table-cell table:style-name="ce9" table:formula="of:=INDEX(INDIRECT([.$H$1]);COLUMN();ROW()-1)" office:value-type="float" office:value="6.79140615463">
            <text:p>6.8</text:p>
          </table:table-cell>
          <table:table-cell table:style-name="ce9" table:formula="of:=INDEX(INDIRECT([.$H$1]);COLUMN();ROW()-1)" office:value-type="float" office:value="25.7135726729903">
            <text:p>25.7</text:p>
          </table:table-cell>
          <table:table-cell table:style-name="ce9" table:formula="of:=INDEX(INDIRECT([.$H$1]);COLUMN();ROW()-1)" office:value-type="float" office:value="29.1360340118">
            <text:p>29.1</text:p>
          </table:table-cell>
          <table:table-cell table:style-name="ce9" table:formula="of:=INDEX(INDIRECT([.$H$1]);COLUMN();ROW()-1)" office:value-type="float" office:value="3.90861415863">
            <text:p>3.9</text:p>
          </table:table-cell>
          <table:table-cell table:style-name="ce9" table:formula="of:=INDEX(INDIRECT([.$H$1]);COLUMN();ROW()-1)" office:value-type="float" office:value="15.8496090090048">
            <text:p>15.8</text:p>
          </table:table-cell>
          <table:table-cell table:style-name="ce12" table:formula="of:=INDEX(INDIRECT([.$H$1]);COLUMN();ROW()-1)" office:value-type="float" office:value="15.7596521378">
            <text:p>15.8</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etree_output">
            <text:p>ecoxipy.etree_output</text:p>
          </table:table-cell>
          <table:table-cell table:style-name="ce19" table:formula="of:=INDEX(INDIRECT([.$H$1]);COLUMN();ROW()-1)" office:value-type="float" office:value="3.00361299515">
            <text:p>3.0</text:p>
          </table:table-cell>
          <table:table-cell table:style-name="ce19" table:formula="of:=INDEX(INDIRECT([.$H$1]);COLUMN();ROW()-1)" office:value-type="float" office:value="13.1542249940103">
            <text:p>13.2</text:p>
          </table:table-cell>
          <table:table-cell table:style-name="ce19" table:formula="of:=INDEX(INDIRECT([.$H$1]);COLUMN();ROW()-1)" office:value-type="float" office:value="13.6229670048">
            <text:p>13.6</text:p>
          </table:table-cell>
          <table:table-cell table:style-name="ce19" table:formula="of:=INDEX(INDIRECT([.$H$1]);COLUMN();ROW()-1)" office:value-type="float" office:value="1.44142508507">
            <text:p>1.4</text:p>
          </table:table-cell>
          <table:table-cell table:style-name="ce19" table:formula="of:=INDEX(INDIRECT([.$H$1]);COLUMN();ROW()-1)" office:value-type="float" office:value="7.67744091300119">
            <text:p>7.7</text:p>
          </table:table-cell>
          <table:table-cell table:style-name="ce20" table:formula="of:=INDEX(INDIRECT([.$H$1]);COLUMN();ROW()-1)" office:value-type="float" office:value="9.02485084534">
            <text:p>9.0</text:p>
          </table:table-cell>
          <table:table-cell table:number-columns-repeated="3"/>
          <table:table-cell table:style-name="ce15" table:number-columns-repeated="1014"/>
        </table:table-row>
        <table:table-row table:style-name="ro2">
          <table:table-cell table:style-name="ce5" table:formula="of:=INDEX(INDIRECT([.$H$1]);COLUMN();ROW()-1)" office:value-type="string" office:string-value="ecoxipy.pyxom.output">
            <text:p>ecoxipy.pyxom.output</text:p>
          </table:table-cell>
          <table:table-cell table:style-name="ce19" table:formula="of:=INDEX(INDIRECT([.$H$1]);COLUMN();ROW()-1)" office:value-type="float" office:value="6.05986714363">
            <text:p>6.1</text:p>
          </table:table-cell>
          <table:table-cell table:style-name="ce19" table:formula="of:=INDEX(INDIRECT([.$H$1]);COLUMN();ROW()-1)" office:value-type="float" office:value="19.9752930690011">
            <text:p>20.0</text:p>
          </table:table-cell>
          <table:table-cell table:style-name="ce19" table:formula="of:=INDEX(INDIRECT([.$H$1]);COLUMN();ROW()-1)" office:value-type="float" office:value="21.1369459629">
            <text:p>21.1</text:p>
          </table:table-cell>
          <table:table-cell table:style-name="ce19" table:formula="of:=INDEX(INDIRECT([.$H$1]);COLUMN();ROW()-1)" office:value-type="float" office:value="2.06293106079">
            <text:p>2.1</text:p>
          </table:table-cell>
          <table:table-cell table:style-name="ce19" table:formula="of:=INDEX(INDIRECT([.$H$1]);COLUMN();ROW()-1)" office:value-type="float" office:value="10.3774469510099">
            <text:p>10.4</text:p>
          </table:table-cell>
          <table:table-cell table:style-name="ce20" table:formula="of:=INDEX(INDIRECT([.$H$1]);COLUMN();ROW()-1)" office:value-type="float" office:value="12.1321108341">
            <text:p>12.1</text:p>
          </table:table-cell>
          <table:table-cell table:style-name="ce14" table:number-columns-repeated="1017"/>
        </table:table-row>
        <table:table-row table:style-name="ro2">
          <table:table-cell table:style-name="ce5" table:formula="of:=INDEX(INDIRECT([.$H$1]);COLUMN();ROW()-1)" office:value-type="string" office:string-value="ecoxipy.string_output">
            <text:p>ecoxipy.string_output</text:p>
          </table:table-cell>
          <table:table-cell table:style-name="ce19" table:formula="of:=INDEX(INDIRECT([.$H$1]);COLUMN();ROW()-1)" office:value-type="float" office:value="3.49486899376">
            <text:p>3.5</text:p>
          </table:table-cell>
          <table:table-cell table:style-name="ce19" table:formula="of:=INDEX(INDIRECT([.$H$1]);COLUMN();ROW()-1)" office:value-type="float" office:value="11.5766337300011">
            <text:p>11.6</text:p>
          </table:table-cell>
          <table:table-cell table:style-name="ce19" table:formula="of:=INDEX(INDIRECT([.$H$1]);COLUMN();ROW()-1)" office:value-type="float" office:value="11.7838129997">
            <text:p>11.8</text:p>
          </table:table-cell>
          <table:table-cell table:style-name="ce19" table:formula="of:=INDEX(INDIRECT([.$H$1]);COLUMN();ROW()-1)" office:value-type="float" office:value="3.3366189003">
            <text:p>3.3</text:p>
          </table:table-cell>
          <table:table-cell table:style-name="ce19" table:formula="of:=INDEX(INDIRECT([.$H$1]);COLUMN();ROW()-1)" office:value-type="float" office:value="11.6636359330005">
            <text:p>11.7</text:p>
          </table:table-cell>
          <table:table-cell table:style-name="ce20" table:formula="of:=INDEX(INDIRECT([.$H$1]);COLUMN();ROW()-1)" office:value-type="float" office:value="11.7113199234">
            <text:p>11.7</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Absolute Graph" table:style-name="ta1" table:print-ranges="'Absolute Graph'.A1:'Absolute Graph'.A1">
        <table:table-column table:style-name="co6" table:number-columns-repeated="2" table:default-cell-style-name="Default"/>
        <table:table-row table:style-name="ro3">
          <table:table-cell>
            <draw:frame table:end-cell-address="'Absolute Graph'.B2" table:end-x="0.056cm" table:end-y="0.056cm" draw:z-index="0" draw:style-name="gr1" draw:text-style-name="P1" svg:width="15cm" svg:height="15cm" svg:x="0cm" svg:y="0cm">
              <draw:object draw:notify-on-update-of-ranges="'Absolute Results'.A1:'Absolute Results'.A4 'Absolute Results'.B1:'Absolute Results'.G4 'Absolute Results'.A5:'Absolute Results'.A5 'Absolute Results'.B5:'Absolute Results'.G5 'Absolute Results'.A6:'Absolute Results'.A6 'Absolute Results'.B6:'Absolute Results'.G6 'Absolute Results'.A7:'Absolute Results'.A7 'Absolute Results'.B7:'Absolute Results'.G7 'Absolute Results'.A8:'Absolute Results'.A8 'Absolute Results'.B8:'Absolute Results'.G8 'Absolute Results'.A9:'Absolute Results'.A9 'Absolute Results'.B9:'Absolute Results'.G9 'Absolute Results'.A10:'Absolute Results'.A10 'Absolute Results'.B10:'Absolute Results'.G10 'Absolute Results'.A11:'Absolute Results'.A11 'Absolute Results'.B11:'Absolute Results'.G11" xlink:href="./Object 1" xlink:type="simple" xlink:show="embed" xlink:actuate="onLoad">
                <text:p/>
              </draw:object>
              <draw:image xlink:href="./ObjectReplacements/Object 1" xlink:type="simple" xlink:show="embed" xlink:actuate="onLoad"/>
            </draw:frame>
          </table:table-cell>
          <table:table-cell/>
        </table:table-row>
      </table:table>
      <table:table table:name="Raw Data" table:style-name="ta1"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5" table:number-columns-repeated="2" table:default-cell-style-name="Default"/>
        <table:table-row table:style-name="ro5">
          <table:table-cell office:value-type="string">
            <text:p>Output</text:p>
          </table:table-cell>
          <table:table-cell office:value-type="string">
            <text:p>Python Platform</text:p>
          </table:table-cell>
          <table:table-cell office:value-type="string">
            <text:p>Python Version</text:p>
          </table:table-cell>
          <table:table-cell office:value-type="string">
            <text:p>xml.sax</text:p>
          </table:table-cell>
          <table:table-cell office:value-type="string">
            <text:p>xml.etree</text:p>
          </table:table-cell>
          <table:table-cell office:value-type="string">
            <text:p>xml.dom.minidom</text:p>
          </table:table-cell>
          <table:table-cell office:value-type="string">
            <text:p>ecoxipy.dom_output</text:p>
          </table:table-cell>
          <table:table-cell office:value-type="string">
            <text:p>ecoxipy.etree_output</text:p>
          </table:table-cell>
          <table:table-cell office:value-type="string">
            <text:p>ecoxipy.pyxom.output</text:p>
          </table:table-cell>
          <table:table-cell office:value-type="string">
            <text:p>ecoxipy.string_output</text:p>
          </table:table-cell>
          <table:table-cell office:value-type="string">
            <text:p>Repetitions</text:p>
          </table:table-cell>
          <table:table-cell office:value-type="string">
            <text:p>Data Count</text:p>
          </table:table-cell>
        </table:table-row>
        <table:table-row table:style-name="ro5">
          <table:table-cell office:value-type="string">
            <text:p>Bytes</text:p>
          </table:table-cell>
          <table:table-cell office:value-type="string">
            <text:p>PyPy 2.1.0</text:p>
          </table:table-cell>
          <table:table-cell office:value-type="string">
            <text:p>2.7.3</text:p>
          </table:table-cell>
          <table:table-cell office:value-type="float" office:value="5.22386193275">
            <text:p>5.2238619328</text:p>
          </table:table-cell>
          <table:table-cell office:value-type="float" office:value="3.40699195862">
            <text:p>3.4069919586</text:p>
          </table:table-cell>
          <table:table-cell office:value-type="float" office:value="10.3257241249">
            <text:p>10.3257241249</text:p>
          </table:table-cell>
          <table:table-cell office:value-type="float" office:value="6.79140615463">
            <text:p>6.7914061546</text:p>
          </table:table-cell>
          <table:table-cell office:value-type="float" office:value="3.00361299515">
            <text:p>3.0036129952</text:p>
          </table:table-cell>
          <table:table-cell office:value-type="float" office:value="6.05986714363">
            <text:p>6.0598671436</text:p>
          </table:table-cell>
          <table:table-cell office:value-type="float" office:value="3.49486899376">
            <text:p>3.4948689938</text:p>
          </table:table-cell>
          <table:table-cell office:value-type="float" office:value="1000">
            <text:p>1000</text:p>
          </table:table-cell>
          <table:table-cell office:value-type="float" office:value="15">
            <text:p>15</text:p>
          </table:table-cell>
        </table:table-row>
        <table:table-row table:style-name="ro5">
          <table:table-cell office:value-type="string">
            <text:p>Bytes</text:p>
          </table:table-cell>
          <table:table-cell office:value-type="string">
            <text:p>CPython</text:p>
          </table:table-cell>
          <table:table-cell office:value-type="string">
            <text:p>3.3.3</text:p>
          </table:table-cell>
          <table:table-cell office:value-type="float" office:value="10.9372421129956">
            <text:p>10.937242113</text:p>
          </table:table-cell>
          <table:table-cell office:value-type="float" office:value="6.40324206299556">
            <text:p>6.403242063</text:p>
          </table:table-cell>
          <table:table-cell office:value-type="float" office:value="21.5373832199984">
            <text:p>21.53738322</text:p>
          </table:table-cell>
          <table:table-cell office:value-type="float" office:value="25.7135726729903">
            <text:p>25.713572673</text:p>
          </table:table-cell>
          <table:table-cell office:value-type="float" office:value="13.1542249940103">
            <text:p>13.154224994</text:p>
          </table:table-cell>
          <table:table-cell office:value-type="float" office:value="19.9752930690011">
            <text:p>19.975293069</text:p>
          </table:table-cell>
          <table:table-cell office:value-type="float" office:value="11.5766337300011">
            <text:p>11.57663373</text:p>
          </table:table-cell>
          <table:table-cell office:value-type="float" office:value="1000">
            <text:p>1000</text:p>
          </table:table-cell>
          <table:table-cell office:value-type="float" office:value="15">
            <text:p>15</text:p>
          </table:table-cell>
        </table:table-row>
        <table:table-row table:style-name="ro5">
          <table:table-cell office:value-type="string">
            <text:p>Bytes</text:p>
          </table:table-cell>
          <table:table-cell office:value-type="string">
            <text:p>CPython</text:p>
          </table:table-cell>
          <table:table-cell office:value-type="string">
            <text:p>2.7.6</text:p>
          </table:table-cell>
          <table:table-cell office:value-type="float" office:value="15.244355917">
            <text:p>15.244355917</text:p>
          </table:table-cell>
          <table:table-cell office:value-type="float" office:value="6.24397206306">
            <text:p>6.2439720631</text:p>
          </table:table-cell>
          <table:table-cell office:value-type="float" office:value="25.0116121769">
            <text:p>25.0116121769</text:p>
          </table:table-cell>
          <table:table-cell office:value-type="float" office:value="29.1360340118">
            <text:p>29.1360340118</text:p>
          </table:table-cell>
          <table:table-cell office:value-type="float" office:value="13.6229670048">
            <text:p>13.6229670048</text:p>
          </table:table-cell>
          <table:table-cell office:value-type="float" office:value="21.1369459629">
            <text:p>21.1369459629</text:p>
          </table:table-cell>
          <table:table-cell office:value-type="float" office:value="11.7838129997">
            <text:p>11.7838129997</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PyPy 2.1.0</text:p>
          </table:table-cell>
          <table:table-cell office:value-type="string">
            <text:p>2.7.3</text:p>
          </table:table-cell>
          <table:table-cell office:value-type="float" office:value="5.1190340519">
            <text:p>5.1190340519</text:p>
          </table:table-cell>
          <table:table-cell office:value-type="float" office:value="0.216711044312">
            <text:p>0.2167110443</text:p>
          </table:table-cell>
          <table:table-cell office:value-type="float" office:value="2.03354310989">
            <text:p>2.0335431099</text:p>
          </table:table-cell>
          <table:table-cell office:value-type="float" office:value="3.90861415863">
            <text:p>3.9086141586</text:p>
          </table:table-cell>
          <table:table-cell office:value-type="float" office:value="1.44142508507">
            <text:p>1.4414250851</text:p>
          </table:table-cell>
          <table:table-cell office:value-type="float" office:value="2.06293106079">
            <text:p>2.0629310608</text:p>
          </table:table-cell>
          <table:table-cell office:value-type="float" office:value="3.3366189003">
            <text:p>3.3366189003</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CPython</text:p>
          </table:table-cell>
          <table:table-cell office:value-type="string">
            <text:p>3.3.3</text:p>
          </table:table-cell>
          <table:table-cell office:value-type="float" office:value="10.6691419540002">
            <text:p>10.669141954</text:p>
          </table:table-cell>
          <table:table-cell office:value-type="float" office:value="0.697583665009006">
            <text:p>0.697583665</text:p>
          </table:table-cell>
          <table:table-cell office:value-type="float" office:value="10.684392479001">
            <text:p>10.684392479</text:p>
          </table:table-cell>
          <table:table-cell office:value-type="float" office:value="15.8496090090048">
            <text:p>15.849609009</text:p>
          </table:table-cell>
          <table:table-cell office:value-type="float" office:value="7.67744091300119">
            <text:p>7.677440913</text:p>
          </table:table-cell>
          <table:table-cell office:value-type="float" office:value="10.3774469510099">
            <text:p>10.377446951</text:p>
          </table:table-cell>
          <table:table-cell office:value-type="float" office:value="11.6636359330005">
            <text:p>11.663635933</text:p>
          </table:table-cell>
          <table:table-cell office:value-type="float" office:value="1000">
            <text:p>1000</text:p>
          </table:table-cell>
          <table:table-cell office:value-type="float" office:value="15">
            <text:p>15</text:p>
          </table:table-cell>
        </table:table-row>
        <table:table-row table:style-name="ro5">
          <table:table-cell office:value-type="string">
            <text:p>Native</text:p>
          </table:table-cell>
          <table:table-cell office:value-type="string">
            <text:p>CPython</text:p>
          </table:table-cell>
          <table:table-cell office:value-type="string">
            <text:p>2.7.6</text:p>
          </table:table-cell>
          <table:table-cell office:value-type="float" office:value="14.9278550148">
            <text:p>14.9278550148</text:p>
          </table:table-cell>
          <table:table-cell office:value-type="float" office:value="0.978218078613">
            <text:p>0.9782180786</text:p>
          </table:table-cell>
          <table:table-cell office:value-type="float" office:value="10.2013549805">
            <text:p>10.2013549805</text:p>
          </table:table-cell>
          <table:table-cell office:value-type="float" office:value="15.7596521378">
            <text:p>15.7596521378</text:p>
          </table:table-cell>
          <table:table-cell office:value-type="float" office:value="9.02485084534">
            <text:p>9.0248508453</text:p>
          </table:table-cell>
          <table:table-cell office:value-type="float" office:value="12.1321108341">
            <text:p>12.1321108341</text:p>
          </table:table-cell>
          <table:table-cell office:value-type="float" office:value="11.7113199234">
            <text:p>11.7113199234</text:p>
          </table:table-cell>
          <table:table-cell office:value-type="float" office:value="1000">
            <text:p>1000</text:p>
          </table:table-cell>
          <table:table-cell office:value-type="float" office:value="15">
            <text:p>15</text:p>
          </table:table-cell>
        </table:table-row>
      </table:table>
      <table:database-ranges>
        <table:database-range table:target-range-address="'Absolute Results'.A2:'Absolute Results'.G9" table:orientation="column">
          <table:sort>
            <table:sort-by table:field-number="0"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n" number:country="US">
      <number:number number:min-integer-digits="1"/>
    </number:number-style>
    <number:number-style style:name="N108">
      <number:number number:decimal-places="3" number:min-integer-digits="1"/>
    </number:number-style>
    <number:number-style style:name="N8116" number:language="en" number:country="US">
      <number:number number:decimal-places="3" number:min-integer-digits="1"/>
    </number:number-style>
    <number:number-style style:name="N8117" number:language="en" number:country="US">
      <number:number number:decimal-places="1" number:min-integer-digits="1"/>
    </number:number-style>
    <style:style style:name="Default" style:family="table-cell" style:data-style-name="N8000">
      <style:text-properties fo:language="en" fo:country="U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table-centering="horizontal" style:writing-mode="lr-tb">
        <style:background-image/>
      </style:page-layout-properties>
      <style:header-style>
        <style:header-footer-properties fo:min-height="1.101cm" fo:margin-left="0cm" fo:margin-right="0cm" fo:margin-bottom="1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fo:font-size="10pt" style:font-name-asian="Arial" style:font-size-asian="10pt" style:font-name-complex="Arial" style:font-size-complex="10pt"/>
    </style:style>
    <style:style style:name="MT2" style:family="text">
      <style:text-properties style:font-name="Tahoma1" fo:font-size="10pt" style:font-name-asian="Tahoma1" style:font-size-asian="10pt" style:font-name-complex="Tahoma1" style:font-size-complex="10pt"/>
    </style:style>
  </office:automatic-styles>
  <office:master-styles>
    <style:master-page style:name="Default" style:page-layout-name="Mpm1">
      <style:header>
        <text:p><text:span text:style-name="MT1">ECoXiPy Peformance Test </text:span><text:span text:style-name="MT2">Results -</text:span> <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9.01.2014</text:date>, <text:time>17:40: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9T17:40:54</dc:date>
    <dc:creator>Michael Pohl</dc:creator>
    <meta:generator>OpenOffice/4.0.1$Unix OpenOffice.org_project/401m5$Build-9714</meta:generator>
    <meta:editing-duration>P5DT5M48S</meta:editing-duration>
    <meta:editing-cycles>67</meta:editing-cycles>
    <meta:keyword>Python</meta:keyword>
    <meta:keyword>XML</meta:keyword>
    <meta:keyword>Performance</meta:keyword>
    <dc:title>ECoXiPy Peformance Test Results</dc:title>
    <meta:document-statistic meta:table-count="5" meta:cell-count="229"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10" style:family="chart">
      <style:chart-properties chart:auto-position="true" style:rotation-angle="0"/>
      <style:text-properties fo:font-size="9pt" style:font-size-asian="9pt" style:font-size-complex="9pt"/>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data-style-name="N8117">
      <style:graphic-properties draw:stroke="none" draw:fill-color="#83caff"/>
      <style:text-properties fo:font-size="10pt" style:font-size-asian="10pt" style:font-size-complex="10pt"/>
    </style:style>
    <style:style style:name="ch17" style:family="chart" style:data-style-name="N8117">
      <style:graphic-properties draw:stroke="none" draw:fill-color="#314004"/>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02cm" svg:y="13.276cm" style:legend-expansion="wide" chart:style-name="ch4"/>
        <chart:plot-area chart:style-name="ch5" table:cell-range-address="'Absolute Results'.A1:'Absolute Results'.G11" chart:data-source-has-labels="both" svg:x="1.298cm" svg:y="2.803cm" svg:width="13.103cm" svg:height="9.205cm">
          <chartooo:coordinate-region svg:x="5.552cm" svg:y="2.803cm" svg:width="8.502cm" svg:height="8.576cm"/>
          <chart:axis chart:dimension="x" chart:name="primary-x" chart:style-name="ch6" chartooo:axis-type="auto">
            <chartooo:date-scale/>
            <chart:title svg:x="0.451cm" svg:y="8.621cm" chart:style-name="ch7">
              <text:p>Output, Platform</text:p>
            </chart:title>
            <chart:categories table:cell-range-address="'Absolute Results'.B1:'Absolute Results'.G4"/>
            <chart:grid chart:style-name="ch8" chart:class="major"/>
          </chart:axis>
          <chart:axis chart:dimension="y" chart:name="primary-y" chart:style-name="ch9">
            <chart:title svg:x="6.087cm" svg:y="12.309cm" chart:style-name="ch10">
              <text:p>Running Time [seconds]</text:p>
            </chart:title>
            <chart:grid chart:style-name="ch8" chart:class="major"/>
          </chart:axis>
          <chart:series chart:style-name="ch11" chart:values-cell-range-address="'Absolute Results'.B5:'Absolute Results'.G5" chart:label-cell-address="'Absolute Results'.A5:'Absolute Results'.A5" chart:class="chart:bar">
            <chart:data-point chart:repeated="6"/>
          </chart:series>
          <chart:series chart:style-name="ch12" chart:values-cell-range-address="'Absolute Results'.B6:'Absolute Results'.G6" chart:label-cell-address="'Absolute Results'.A6:'Absolute Results'.A6" chart:class="chart:bar">
            <chart:data-point chart:repeated="6"/>
          </chart:series>
          <chart:series chart:style-name="ch13" chart:values-cell-range-address="'Absolute Results'.B7:'Absolute Results'.G7" chart:label-cell-address="'Absolute Results'.A7:'Absolute Results'.A7" chart:class="chart:bar">
            <chart:data-point chart:repeated="6"/>
          </chart:series>
          <chart:series chart:style-name="ch14" chart:values-cell-range-address="'Absolute Results'.B8:'Absolute Results'.G8" chart:label-cell-address="'Absolute Results'.A8:'Absolute Results'.A8" chart:class="chart:bar">
            <chart:data-point chart:repeated="6"/>
          </chart:series>
          <chart:series chart:style-name="ch15" chart:values-cell-range-address="'Absolute Results'.B9:'Absolute Results'.G9" chart:label-cell-address="'Absolute Results'.A9:'Absolute Results'.A9" chart:class="chart:bar">
            <chart:data-point chart:repeated="6"/>
          </chart:series>
          <chart:series chart:style-name="ch16" chart:values-cell-range-address="'Absolute Results'.B10:'Absolute Results'.G10" chart:label-cell-address="'Absolute Results'.A10:'Absolute Results'.A10" chart:class="chart:bar">
            <chart:data-point chart:repeated="6"/>
          </chart:series>
          <chart:series chart:style-name="ch17" chart:values-cell-range-address="'Absolute Results'.B11:'Absolute Results'.G11" chart:label-cell-address="'Absolute Results'.A11:'Absolute Results'.A11" chart:class="chart:bar">
            <chart:data-point chart:repeated="6"/>
          </chart:series>
          <chart:wall chart:style-name="ch18"/>
          <chart:floor chart:style-name="ch1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
                  </text:list-item>
                  <text:list-item>
                    <text:p>Bytes</text:p>
                  </text:list-item>
                  <text:list-item>
                    <text:p>PyPy 2.1.0</text:p>
                  </text:list-item>
                  <text:list-item>
                    <text:p>2.7.3</text:p>
                  </text:list-item>
                </text:list>
                <draw:g>
                  <svg:desc>'Absolute Results'.B1:'Absolute Results'.G4</svg:desc>
                </draw:g>
              </table:table-cell>
              <table:table-cell office:value-type="string">
                <text:p>Bytes CPython 3.3.3</text:p>
                <text:list>
                  <text:list-item>
                    <text:p/>
                  </text:list-item>
                  <text:list-item>
                    <text:p>Bytes</text:p>
                  </text:list-item>
                  <text:list-item>
                    <text:p>CPython</text:p>
                  </text:list-item>
                  <text:list-item>
                    <text:p>3.3.3</text:p>
                  </text:list-item>
                </text:list>
              </table:table-cell>
              <table:table-cell office:value-type="string">
                <text:p>Bytes CPython 2.7.6</text:p>
                <text:list>
                  <text:list-item>
                    <text:p/>
                  </text:list-item>
                  <text:list-item>
                    <text:p>Bytes</text:p>
                  </text:list-item>
                  <text:list-item>
                    <text:p>CPython</text:p>
                  </text:list-item>
                  <text:list-item>
                    <text:p>2.7.6</text:p>
                  </text:list-item>
                </text:list>
              </table:table-cell>
              <table:table-cell office:value-type="string">
                <text:p>Native PyPy 2.1.0 2.7.3</text:p>
                <text:list>
                  <text:list-item>
                    <text:p/>
                  </text:list-item>
                  <text:list-item>
                    <text:p>Native</text:p>
                  </text:list-item>
                  <text:list-item>
                    <text:p>PyPy 2.1.0</text:p>
                  </text:list-item>
                  <text:list-item>
                    <text:p>2.7.3</text:p>
                  </text:list-item>
                </text:list>
              </table:table-cell>
              <table:table-cell office:value-type="string">
                <text:p>Native CPython 3.3.3</text:p>
                <text:list>
                  <text:list-item>
                    <text:p/>
                  </text:list-item>
                  <text:list-item>
                    <text:p>Native</text:p>
                  </text:list-item>
                  <text:list-item>
                    <text:p>CPython</text:p>
                  </text:list-item>
                  <text:list-item>
                    <text:p>3.3.3</text:p>
                  </text:list-item>
                </text:list>
              </table:table-cell>
              <table:table-cell office:value-type="string">
                <text:p>Native CPython 2.7.6</text:p>
                <text:list>
                  <text:list-item>
                    <text:p/>
                  </text:list-item>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Absolute Results'.A5:'Absolute Results'.A5</svg:desc>
                </draw:g>
              </table:table-cell>
              <table:table-cell office:value-type="float" office:value="5.22386193275">
                <text:p>5.22386193275</text:p>
                <draw:g>
                  <svg:desc>'Absolute Results'.B5:'Absolute Results'.G5</svg:desc>
                </draw:g>
              </table:table-cell>
              <table:table-cell office:value-type="float" office:value="10.9372421129956">
                <text:p>10.9372421129956</text:p>
              </table:table-cell>
              <table:table-cell office:value-type="float" office:value="15.244355917">
                <text:p>15.244355917</text:p>
              </table:table-cell>
              <table:table-cell office:value-type="float" office:value="5.1190340519">
                <text:p>5.1190340519</text:p>
              </table:table-cell>
              <table:table-cell office:value-type="float" office:value="10.6691419540002">
                <text:p>10.6691419540002</text:p>
              </table:table-cell>
              <table:table-cell office:value-type="float" office:value="14.9278550148">
                <text:p>14.9278550148</text:p>
              </table:table-cell>
            </table:table-row>
            <table:table-row>
              <table:table-cell office:value-type="string">
                <text:p>xml.etree</text:p>
                <draw:g>
                  <svg:desc>'Absolute Results'.A6:'Absolute Results'.A6</svg:desc>
                </draw:g>
              </table:table-cell>
              <table:table-cell office:value-type="float" office:value="3.40699195862">
                <text:p>3.40699195862</text:p>
                <draw:g>
                  <svg:desc>'Absolute Results'.B6:'Absolute Results'.G6</svg:desc>
                </draw:g>
              </table:table-cell>
              <table:table-cell office:value-type="float" office:value="6.40324206299556">
                <text:p>6.40324206299556</text:p>
              </table:table-cell>
              <table:table-cell office:value-type="float" office:value="6.24397206306">
                <text:p>6.24397206306</text:p>
              </table:table-cell>
              <table:table-cell office:value-type="float" office:value="0.216711044312">
                <text:p>0.216711044312</text:p>
              </table:table-cell>
              <table:table-cell office:value-type="float" office:value="0.697583665009006">
                <text:p>0.697583665009006</text:p>
              </table:table-cell>
              <table:table-cell office:value-type="float" office:value="0.978218078613">
                <text:p>0.978218078613</text:p>
              </table:table-cell>
            </table:table-row>
            <table:table-row>
              <table:table-cell office:value-type="string">
                <text:p>xml.dom.minidom</text:p>
                <draw:g>
                  <svg:desc>'Absolute Results'.A7:'Absolute Results'.A7</svg:desc>
                </draw:g>
              </table:table-cell>
              <table:table-cell office:value-type="float" office:value="10.3257241249">
                <text:p>10.3257241249</text:p>
                <draw:g>
                  <svg:desc>'Absolute Results'.B7:'Absolute Results'.G7</svg:desc>
                </draw:g>
              </table:table-cell>
              <table:table-cell office:value-type="float" office:value="21.5373832199984">
                <text:p>21.5373832199984</text:p>
              </table:table-cell>
              <table:table-cell office:value-type="float" office:value="25.0116121769">
                <text:p>25.0116121769</text:p>
              </table:table-cell>
              <table:table-cell office:value-type="float" office:value="2.03354310989">
                <text:p>2.03354310989</text:p>
              </table:table-cell>
              <table:table-cell office:value-type="float" office:value="10.684392479001">
                <text:p>10.684392479001</text:p>
              </table:table-cell>
              <table:table-cell office:value-type="float" office:value="10.2013549805">
                <text:p>10.2013549805</text:p>
              </table:table-cell>
            </table:table-row>
            <table:table-row>
              <table:table-cell office:value-type="string">
                <text:p>ecoxipy.dom_output</text:p>
                <draw:g>
                  <svg:desc>'Absolute Results'.A8:'Absolute Results'.A8</svg:desc>
                </draw:g>
              </table:table-cell>
              <table:table-cell office:value-type="float" office:value="6.79140615463">
                <text:p>6.79140615463</text:p>
                <draw:g>
                  <svg:desc>'Absolute Results'.B8:'Absolute Results'.G8</svg:desc>
                </draw:g>
              </table:table-cell>
              <table:table-cell office:value-type="float" office:value="25.7135726729903">
                <text:p>25.7135726729903</text:p>
              </table:table-cell>
              <table:table-cell office:value-type="float" office:value="29.1360340118">
                <text:p>29.1360340118</text:p>
              </table:table-cell>
              <table:table-cell office:value-type="float" office:value="3.90861415863">
                <text:p>3.90861415863</text:p>
              </table:table-cell>
              <table:table-cell office:value-type="float" office:value="15.8496090090048">
                <text:p>15.8496090090048</text:p>
              </table:table-cell>
              <table:table-cell office:value-type="float" office:value="15.7596521378">
                <text:p>15.7596521378</text:p>
              </table:table-cell>
            </table:table-row>
            <table:table-row>
              <table:table-cell office:value-type="string">
                <text:p>ecoxipy.etree_output</text:p>
                <draw:g>
                  <svg:desc>'Absolute Results'.A9:'Absolute Results'.A9</svg:desc>
                </draw:g>
              </table:table-cell>
              <table:table-cell office:value-type="float" office:value="3.00361299515">
                <text:p>3.00361299515</text:p>
                <draw:g>
                  <svg:desc>'Absolute Results'.B9:'Absolute Results'.G9</svg:desc>
                </draw:g>
              </table:table-cell>
              <table:table-cell office:value-type="float" office:value="13.1542249940103">
                <text:p>13.1542249940103</text:p>
              </table:table-cell>
              <table:table-cell office:value-type="float" office:value="13.6229670048">
                <text:p>13.6229670048</text:p>
              </table:table-cell>
              <table:table-cell office:value-type="float" office:value="1.44142508507">
                <text:p>1.44142508507</text:p>
              </table:table-cell>
              <table:table-cell office:value-type="float" office:value="7.67744091300119">
                <text:p>7.67744091300119</text:p>
              </table:table-cell>
              <table:table-cell office:value-type="float" office:value="9.02485084534">
                <text:p>9.02485084534</text:p>
              </table:table-cell>
            </table:table-row>
            <table:table-row>
              <table:table-cell office:value-type="string">
                <text:p>ecoxipy.pyxom.output</text:p>
                <draw:g>
                  <svg:desc>'Absolute Results'.A10:'Absolute Results'.A10</svg:desc>
                </draw:g>
              </table:table-cell>
              <table:table-cell office:value-type="float" office:value="6.05986714363">
                <text:p>6.05986714363</text:p>
                <draw:g>
                  <svg:desc>'Absolute Results'.B10:'Absolute Results'.G10</svg:desc>
                </draw:g>
              </table:table-cell>
              <table:table-cell office:value-type="float" office:value="19.9752930690011">
                <text:p>19.9752930690011</text:p>
              </table:table-cell>
              <table:table-cell office:value-type="float" office:value="21.1369459629">
                <text:p>21.1369459629</text:p>
              </table:table-cell>
              <table:table-cell office:value-type="float" office:value="2.06293106079">
                <text:p>2.06293106079</text:p>
              </table:table-cell>
              <table:table-cell office:value-type="float" office:value="10.3774469510099">
                <text:p>10.3774469510099</text:p>
              </table:table-cell>
              <table:table-cell office:value-type="float" office:value="12.1321108341">
                <text:p>12.1321108341</text:p>
              </table:table-cell>
            </table:table-row>
            <table:table-row>
              <table:table-cell office:value-type="string">
                <text:p>ecoxipy.string_output</text:p>
                <draw:g>
                  <svg:desc>'Absolute Results'.A11:'Absolute Results'.A11</svg:desc>
                </draw:g>
              </table:table-cell>
              <table:table-cell office:value-type="float" office:value="3.49486899376">
                <text:p>3.49486899376</text:p>
                <draw:g>
                  <svg:desc>'Absolute Results'.B11:'Absolute Results'.G11</svg:desc>
                </draw:g>
              </table:table-cell>
              <table:table-cell office:value-type="float" office:value="11.5766337300011">
                <text:p>11.5766337300011</text:p>
              </table:table-cell>
              <table:table-cell office:value-type="float" office:value="11.7838129997">
                <text:p>11.7838129997</text:p>
              </table:table-cell>
              <table:table-cell office:value-type="float" office:value="3.3366189003">
                <text:p>3.3366189003</text:p>
              </table:table-cell>
              <table:table-cell office:value-type="float" office:value="11.6636359330005">
                <text:p>11.6636359330005</text:p>
              </table:table-cell>
              <table:table-cell office:value-type="float" office:value="11.7113199234">
                <text:p>11.71131992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data-style-name="N8117">
      <style:graphic-properties draw:stroke="none" draw:fill-color="#83caff"/>
      <style:text-properties fo:font-size="10pt" style:font-size-asian="10pt" style:font-size-complex="10pt"/>
    </style:style>
    <style:style style:name="ch17" style:family="chart" style:data-style-name="N8117">
      <style:graphic-properties draw:stroke="none" draw:fill-color="#314004"/>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748cm" svg:y="1.524cm" chart:style-name="ch3">
          <text:p>Platform: 2.4 GHz Intel Core 2 Duo, 8 GB RAM on Mac OS X 10.9</text:p>
        </chart:subtitle>
        <chart:legend chart:legend-position="bottom" svg:x="1.702cm" svg:y="13.276cm" style:legend-expansion="wide" chart:style-name="ch4"/>
        <chart:plot-area chart:style-name="ch5" table:cell-range-address="'Relative Results'.A2:'Relative Results'.G11" chart:data-source-has-labels="both" svg:x="1.298cm" svg:y="2.803cm" svg:width="13.103cm" svg:height="9.205cm">
          <chartooo:coordinate-region svg:x="5.552cm" svg:y="2.803cm" svg:width="8.602cm" svg:height="8.576cm"/>
          <chart:axis chart:dimension="x" chart:name="primary-x" chart:style-name="ch6" chartooo:axis-type="auto">
            <chartooo:date-scale/>
            <chart:title svg:x="0.451cm" svg:y="8.621cm" chart:style-name="ch7">
              <text:p>Platform, Output</text:p>
            </chart:title>
            <chart:categories table:cell-range-address="'Relative Results'.B2:'Relative Results'.G4"/>
          </chart:axis>
          <chart:axis chart:dimension="y" chart:name="primary-y" chart:style-name="ch8">
            <chart:title svg:x="5.753cm" svg:y="12.309cm" chart:style-name="ch9">
              <text:p>Relative Running Time [ratio]</text:p>
            </chart:title>
            <chart:grid chart:style-name="ch10" chart:class="major"/>
          </chart:axis>
          <chart:series chart:style-name="ch11" chart:values-cell-range-address="'Relative Results'.B5:'Relative Results'.G5" chart:label-cell-address="'Relative Results'.A5:'Relative Results'.A5" chart:class="chart:bar">
            <chart:data-point chart:repeated="6"/>
          </chart:series>
          <chart:series chart:style-name="ch12" chart:values-cell-range-address="'Relative Results'.B6:'Relative Results'.G6" chart:label-cell-address="'Relative Results'.A6:'Relative Results'.A6" chart:class="chart:bar">
            <chart:data-point chart:repeated="6"/>
          </chart:series>
          <chart:series chart:style-name="ch13" chart:values-cell-range-address="'Relative Results'.B7:'Relative Results'.G7" chart:label-cell-address="'Relative Results'.A7:'Relative Results'.A7" chart:class="chart:bar">
            <chart:data-point chart:repeated="6"/>
          </chart:series>
          <chart:series chart:style-name="ch14" chart:values-cell-range-address="'Relative Results'.B8:'Relative Results'.G8" chart:label-cell-address="'Relative Results'.A8:'Relative Results'.A8" chart:class="chart:bar">
            <chart:data-point chart:repeated="6"/>
          </chart:series>
          <chart:series chart:style-name="ch15" chart:values-cell-range-address="'Relative Results'.B9:'Relative Results'.G9" chart:label-cell-address="'Relative Results'.A9:'Relative Results'.A9" chart:class="chart:bar">
            <chart:data-point chart:repeated="6"/>
          </chart:series>
          <chart:series chart:style-name="ch16" chart:values-cell-range-address="'Relative Results'.B10:'Relative Results'.G10" chart:label-cell-address="'Relative Results'.A10:'Relative Results'.A10" chart:class="chart:bar">
            <chart:data-point chart:repeated="6"/>
          </chart:series>
          <chart:series chart:style-name="ch17" chart:values-cell-range-address="'Relative Results'.B11:'Relative Results'.G11" chart:label-cell-address="'Relative Results'.A11:'Relative Results'.A11" chart:class="chart:bar">
            <chart:data-point chart:repeated="6"/>
          </chart:series>
          <chart:wall chart:style-name="ch18"/>
          <chart:floor chart:style-name="ch1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Bytes</text:p>
                  </text:list-item>
                  <text:list-item>
                    <text:p>PyPy 2.1.0</text:p>
                  </text:list-item>
                  <text:list-item>
                    <text:p>2.7.3</text:p>
                  </text:list-item>
                </text:list>
                <draw:g>
                  <svg:desc>'Relative Results'.B2:'Relative Results'.G4</svg:desc>
                </draw:g>
              </table:table-cell>
              <table:table-cell office:value-type="string">
                <text:p>Bytes CPython 3.3.3</text:p>
                <text:list>
                  <text:list-item>
                    <text:p>Bytes</text:p>
                  </text:list-item>
                  <text:list-item>
                    <text:p>CPython</text:p>
                  </text:list-item>
                  <text:list-item>
                    <text:p>3.3.3</text:p>
                  </text:list-item>
                </text:list>
              </table:table-cell>
              <table:table-cell office:value-type="string">
                <text:p>Bytes CPython 2.7.6</text:p>
                <text:list>
                  <text:list-item>
                    <text:p>Bytes</text:p>
                  </text:list-item>
                  <text:list-item>
                    <text:p>CPython</text:p>
                  </text:list-item>
                  <text:list-item>
                    <text:p>2.7.6</text:p>
                  </text:list-item>
                </text:list>
              </table:table-cell>
              <table:table-cell office:value-type="string">
                <text:p>Native PyPy 2.1.0 2.7.3</text:p>
                <text:list>
                  <text:list-item>
                    <text:p>Native</text:p>
                  </text:list-item>
                  <text:list-item>
                    <text:p>PyPy 2.1.0</text:p>
                  </text:list-item>
                  <text:list-item>
                    <text:p>2.7.3</text:p>
                  </text:list-item>
                </text:list>
              </table:table-cell>
              <table:table-cell office:value-type="string">
                <text:p>Native CPython 3.3.3</text:p>
                <text:list>
                  <text:list-item>
                    <text:p>Native</text:p>
                  </text:list-item>
                  <text:list-item>
                    <text:p>CPython</text:p>
                  </text:list-item>
                  <text:list-item>
                    <text:p>3.3.3</text:p>
                  </text:list-item>
                </text:list>
              </table:table-cell>
              <table:table-cell office:value-type="string">
                <text:p>Native CPython 2.7.6</text:p>
                <text:list>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Relative Results'.A5:'Relative Results'.A5</svg:desc>
                </draw:g>
              </table:table-cell>
              <table:table-cell office:value-type="float" office:value="0.505907563436922">
                <text:p>0.505907563436922</text:p>
                <draw:g>
                  <svg:desc>'Relative Results'.B5:'Relative Results'.G5</svg:desc>
                </draw:g>
              </table:table-cell>
              <table:table-cell office:value-type="float" office:value="0.42534898794846">
                <text:p>0.42534898794846</text:p>
              </table:table-cell>
              <table:table-cell office:value-type="float" office:value="0.523213142558321">
                <text:p>0.523213142558321</text:p>
              </table:table-cell>
              <table:table-cell office:value-type="float" office:value="1">
                <text:p>1</text:p>
              </table:table-cell>
              <table:table-cell office:value-type="float" office:value="0.673148589844625">
                <text:p>0.673148589844625</text:p>
              </table:table-cell>
              <table:table-cell office:value-type="float" office:value="0.947219829744534">
                <text:p>0.947219829744534</text:p>
              </table:table-cell>
            </table:table-row>
            <table:table-row>
              <table:table-cell office:value-type="string">
                <text:p>xml.etree</text:p>
                <draw:g>
                  <svg:desc>'Relative Results'.A6:'Relative Results'.A6</svg:desc>
                </draw:g>
              </table:table-cell>
              <table:table-cell office:value-type="float" office:value="0.329951867530936">
                <text:p>0.329951867530936</text:p>
                <draw:g>
                  <svg:desc>'Relative Results'.B6:'Relative Results'.G6</svg:desc>
                </draw:g>
              </table:table-cell>
              <table:table-cell office:value-type="float" office:value="0.2490218743396">
                <text:p>0.2490218743396</text:p>
              </table:table-cell>
              <table:table-cell office:value-type="float" office:value="0.214304117730341">
                <text:p>0.214304117730341</text:p>
              </table:table-cell>
              <table:table-cell office:value-type="float" office:value="0.0423343627166467">
                <text:p>0.0423343627166467</text:p>
              </table:table-cell>
              <table:table-cell office:value-type="float" office:value="0.0440126734112294">
                <text:p>0.0440126734112294</text:p>
              </table:table-cell>
              <table:table-cell office:value-type="float" office:value="0.0620710451004635">
                <text:p>0.0620710451004635</text:p>
              </table:table-cell>
            </table:table-row>
            <table:table-row>
              <table:table-cell office:value-type="string">
                <text:p>xml.dom.minidom</text:p>
                <draw:g>
                  <svg:desc>'Relative Results'.A7:'Relative Results'.A7</svg:desc>
                </draw:g>
              </table:table-cell>
              <table:table-cell office:value-type="float" office:value="1">
                <text:p>1</text:p>
                <draw:g>
                  <svg:desc>'Relative Results'.B7:'Relative Results'.G7</svg:desc>
                </draw:g>
              </table:table-cell>
              <table:table-cell office:value-type="float" office:value="0.837588128802556">
                <text:p>0.837588128802556</text:p>
              </table:table-cell>
              <table:table-cell office:value-type="float" office:value="0.858442578930625">
                <text:p>0.858442578930625</text:p>
              </table:table-cell>
              <table:table-cell office:value-type="float" office:value="0.397251334777744">
                <text:p>0.397251334777744</text:p>
              </table:table-cell>
              <table:table-cell office:value-type="float" office:value="0.674110791813902">
                <text:p>0.674110791813902</text:p>
              </table:table-cell>
              <table:table-cell office:value-type="float" office:value="0.647308385445371">
                <text:p>0.647308385445371</text:p>
              </table:table-cell>
            </table:table-row>
            <table:table-row>
              <table:table-cell office:value-type="string">
                <text:p>ecoxipy.dom_output</text:p>
                <draw:g>
                  <svg:desc>'Relative Results'.A8:'Relative Results'.A8</svg:desc>
                </draw:g>
              </table:table-cell>
              <table:table-cell office:value-type="float" office:value="0.657717180168783">
                <text:p>0.657717180168783</text:p>
                <draw:g>
                  <svg:desc>'Relative Results'.B8:'Relative Results'.G8</svg:desc>
                </draw:g>
              </table:table-cell>
              <table:table-cell office:value-type="float" office:value="1">
                <text:p>1</text:p>
              </table:table-cell>
              <table:table-cell office:value-type="float" office:value="1">
                <text:p>1</text:p>
              </table:table-cell>
              <table:table-cell office:value-type="float" office:value="0.763545254632417">
                <text:p>0.763545254632417</text:p>
              </table:table-cell>
              <table:table-cell office:value-type="float" office:value="1">
                <text:p>1</text:p>
              </table:table-cell>
              <table:table-cell office:value-type="float" office:value="1">
                <text:p>1</text:p>
              </table:table-cell>
            </table:table-row>
            <table:table-row>
              <table:table-cell office:value-type="string">
                <text:p>ecoxipy.etree_output</text:p>
                <draw:g>
                  <svg:desc>'Relative Results'.A9:'Relative Results'.A9</svg:desc>
                </draw:g>
              </table:table-cell>
              <table:table-cell office:value-type="float" office:value="0.290886426832471">
                <text:p>0.290886426832471</text:p>
                <draw:g>
                  <svg:desc>'Relative Results'.B9:'Relative Results'.G9</svg:desc>
                </draw:g>
              </table:table-cell>
              <table:table-cell office:value-type="float" office:value="0.511567379659676">
                <text:p>0.511567379659676</text:p>
              </table:table-cell>
              <table:table-cell office:value-type="float" office:value="0.467564219594291">
                <text:p>0.467564219594291</text:p>
              </table:table-cell>
              <table:table-cell office:value-type="float" office:value="0.281581460575554">
                <text:p>0.281581460575554</text:p>
              </table:table-cell>
              <table:table-cell office:value-type="float" office:value="0.484393079263933">
                <text:p>0.484393079263933</text:p>
              </table:table-cell>
              <table:table-cell office:value-type="float" office:value="0.572655460058895">
                <text:p>0.572655460058895</text:p>
              </table:table-cell>
            </table:table-row>
            <table:table-row>
              <table:table-cell office:value-type="string">
                <text:p>ecoxipy.pyxom.output</text:p>
                <draw:g>
                  <svg:desc>'Relative Results'.A10:'Relative Results'.A10</svg:desc>
                </draw:g>
              </table:table-cell>
              <table:table-cell office:value-type="float" office:value="0.586870912909334">
                <text:p>0.586870912909334</text:p>
                <draw:g>
                  <svg:desc>'Relative Results'.B10:'Relative Results'.G10</svg:desc>
                </draw:g>
              </table:table-cell>
              <table:table-cell office:value-type="float" office:value="0.776838493936055">
                <text:p>0.776838493936055</text:p>
              </table:table-cell>
              <table:table-cell office:value-type="float" office:value="0.725457210625839">
                <text:p>0.725457210625839</text:p>
              </table:table-cell>
              <table:table-cell office:value-type="float" office:value="0.402992252029329">
                <text:p>0.402992252029329</text:p>
              </table:table-cell>
              <table:table-cell office:value-type="float" office:value="0.654744665632703">
                <text:p>0.654744665632703</text:p>
              </table:table-cell>
              <table:table-cell office:value-type="float" office:value="0.769820978789295">
                <text:p>0.769820978789295</text:p>
              </table:table-cell>
            </table:table-row>
            <table:table-row>
              <table:table-cell office:value-type="string">
                <text:p>ecoxipy.string_output</text:p>
                <draw:g>
                  <svg:desc>'Relative Results'.A11:'Relative Results'.A11</svg:desc>
                </draw:g>
              </table:table-cell>
              <table:table-cell office:value-type="float" office:value="0.338462363654699">
                <text:p>0.338462363654699</text:p>
                <draw:g>
                  <svg:desc>'Relative Results'.B11:'Relative Results'.G11</svg:desc>
                </draw:g>
              </table:table-cell>
              <table:table-cell office:value-type="float" office:value="0.450214907015284">
                <text:p>0.450214907015284</text:p>
              </table:table-cell>
              <table:table-cell office:value-type="float" office:value="0.40444121512652">
                <text:p>0.40444121512652</text:p>
              </table:table-cell>
              <table:table-cell office:value-type="float" office:value="0.651806349883836">
                <text:p>0.651806349883836</text:p>
              </table:table-cell>
              <table:table-cell office:value-type="float" office:value="0.735894237288372">
                <text:p>0.735894237288372</text:p>
              </table:table-cell>
              <table:table-cell office:value-type="float" office:value="0.74312045856076">
                <text:p>0.743120458560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